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Liberation Serif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iberation Serif" fo:font-size="11pt" style:font-size-asian="11pt" style:font-size-complex="11pt"/>
    </style:style>
    <style:style style:name="T1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:- <text:s/>1 <text:s/>STUDYING JAVA ENVIRONMENT</text:p>
      <text:p text:style-name="P2">INPUT:-</text:p>
      <text:p text:style-name="P2">//A simple java Demonstration program to add two number</text:p>
      <text:p text:style-name="P1">import java.util.*;</text:p>
      <text:p text:style-name="P1">class first</text:p>
      <text:p text:style-name="P1">{</text:p>
      <text:p text:style-name="P1"><text:s/>public static void main(String []args)</text:p>
      <text:p text:style-name="P1"><text:s text:c="2"/>{</text:p>
      <text:p text:style-name="P1"><text:s text:c="3"/>Scanner sc =new Scanner(System.in);</text:p>
      <text:p text:style-name="P1"><text:s text:c="3"/>System.out.println("Enter the first Number:- ");</text:p>
      <text:p text:style-name="P1"><text:s text:c="3"/>int p=sc.nextInt();</text:p>
      <text:p text:style-name="P1"><text:s text:c="3"/>System.out.println("Enter the second Number:- ");</text:p>
      <text:p text:style-name="P1"><text:s text:c="3"/>int q=sc.nextInt();</text:p>
      <text:p text:style-name="P1"><text:s text:c="3"/>int sum =p+q;</text:p>
      <text:p text:style-name="P1"><text:s text:c="3"/>System.out.println("sum is "+sum);</text:p>
      <text:p text:style-name="P1"><text:s text:c="3"/>}</text:p>
      <text:p text:style-name="P1">}</text:p>
      <text:p text:style-name="P1"/>
      <text:p text:style-name="P1">OUTPUT:-</text:p>
      <text:p text:style-name="P1">student@DWM19:~$ gedit first.java </text:p>
      <text:p text:style-name="P1">student@DWM19:~$ javac first.java </text:p>
      <text:p text:style-name="P1">student@DWM19:~$ java first</text:p>
      <text:p text:style-name="P1">Enter the first Number:-</text:p>
      <text:p text:style-name="P1">12</text:p>
      <text:p text:style-name="P1">Enter the second Number:-</text:p>
      <text:p text:style-name="P1">34</text:p>
      <text:p text:style-name="P1">sum is 46</text:p>
      <text:p text:style-name="P3">student@DWM19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Times" svg:font-family="Time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 LibreOffice_project/420m0$Build-3</meta:generator>
    <dc:date>2015-09-07T16:12:38.818565459</dc:date>
    <meta:editing-duration>P0D</meta:editing-duration>
    <meta:editing-cycles>1</meta:editing-cycles>
    <meta:document-statistic meta:table-count="0" meta:image-count="0" meta:object-count="0" meta:page-count="1" meta:paragraph-count="27" meta:word-count="77" meta:character-count="605" meta:non-whitespace-character-count="523"/>
  </office:meta>
</office:document-meta>
</file>